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MV Boli" svg:font-family="'MV Boli'" style:font-pitch="variable"/>
    <style:font-face style:name="Liberation Serif" svg:font-family="'Liberation Serif'" style:font-family-generic="roman" style:font-pitch="variable"/>
    <style:font-face style:name="Bradley Hand ITC" svg:font-family="'Bradley Hand ITC'" style:font-family-generic="script" style:font-pitch="variable"/>
    <style:font-face style:name="Buxton Sketch" svg:font-family="'Buxton Sketch'" style:font-family-generic="script" style:font-pitch="variable"/>
    <style:font-face style:name="French Script MT" svg:font-family="'French Script MT'" style:font-family-generic="script" style:font-pitch="variable"/>
    <style:font-face style:name="Lucida Handwriting" svg:font-family="'Lucida Handwriting'" style:font-family-generic="script" style:font-pitch="variable"/>
    <style:font-face style:name="Segoe Marker" svg:font-family="'Segoe Marker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Handwriting" fo:font-size="72pt" fo:font-weight="normal" officeooo:rsid="001f0131" officeooo:paragraph-rsid="001f0131" style:font-size-asian="72pt" style:font-weight-asian="normal" style:font-size-complex="72pt" style:font-weight-complex="normal"/>
    </style:style>
    <style:style style:name="P2" style:family="paragraph" style:parent-style-name="Standard">
      <style:text-properties style:font-name="Lucida Handwriting" fo:font-size="60pt" fo:font-weight="normal" officeooo:rsid="001f0131" officeooo:paragraph-rsid="001f0131" style:font-size-asian="60pt" style:font-weight-asian="normal" style:font-size-complex="60pt" style:font-weight-complex="normal"/>
    </style:style>
    <style:style style:name="P3" style:family="paragraph" style:parent-style-name="Standard">
      <style:text-properties style:font-name="Lucida Handwriting" fo:font-size="40pt" fo:font-weight="normal" officeooo:rsid="001f0131" officeooo:paragraph-rsid="001f0131" style:font-size-asian="40pt" style:font-weight-asian="normal" style:font-size-complex="40pt" style:font-weight-complex="normal"/>
    </style:style>
    <style:style style:name="P4" style:family="paragraph" style:parent-style-name="Standard">
      <style:text-properties style:font-name="Lucida Handwriting" fo:font-size="26pt" fo:font-weight="normal" officeooo:rsid="001f0131" officeooo:paragraph-rsid="001f0131" style:font-size-asian="26pt" style:font-weight-asian="normal" style:font-size-complex="26pt" style:font-weight-complex="normal"/>
    </style:style>
    <style:style style:name="P5" style:family="paragraph" style:parent-style-name="Standard">
      <style:text-properties style:font-name="Lucida Handwriting" fo:font-size="14pt" officeooo:rsid="001f0131" officeooo:paragraph-rsid="001f0131" style:font-size-asian="14pt" style:font-size-complex="14pt"/>
    </style:style>
    <style:style style:name="P6" style:family="paragraph" style:parent-style-name="Standard">
      <style:text-properties style:font-name="Lucida Handwriting" fo:font-size="14pt" officeooo:rsid="001f0131" officeooo:paragraph-rsid="00205c7c" style:font-size-asian="14pt" style:font-size-complex="14pt"/>
    </style:style>
    <style:style style:name="P7" style:family="paragraph" style:parent-style-name="Standard">
      <style:text-properties fo:color="#ffffff" style:font-name="Lucida Handwriting" fo:font-size="72pt" fo:font-weight="normal" officeooo:rsid="001f0131" officeooo:paragraph-rsid="00205c7c" fo:background-color="#000000" style:font-size-asian="72pt" style:font-weight-asian="normal" style:font-size-complex="72pt" style:font-weight-complex="normal"/>
    </style:style>
    <style:style style:name="P8" style:family="paragraph" style:parent-style-name="Standard">
      <style:text-properties fo:color="#ffffff" style:font-name="Lucida Handwriting" fo:font-size="60pt" fo:font-weight="normal" officeooo:rsid="001f0131" officeooo:paragraph-rsid="00205c7c" fo:background-color="#000000" style:font-size-asian="60pt" style:font-weight-asian="normal" style:font-size-complex="60pt" style:font-weight-complex="normal"/>
    </style:style>
    <style:style style:name="P9" style:family="paragraph" style:parent-style-name="Standard">
      <style:text-properties fo:color="#ffffff" style:font-name="Lucida Handwriting" fo:font-size="40pt" fo:font-weight="normal" officeooo:rsid="001f0131" officeooo:paragraph-rsid="00205c7c" fo:background-color="#000000" style:font-size-asian="40pt" style:font-weight-asian="normal" style:font-size-complex="40pt" style:font-weight-complex="normal"/>
    </style:style>
    <style:style style:name="P10" style:family="paragraph" style:parent-style-name="Standard">
      <style:text-properties fo:color="#ffffff" style:font-name="Lucida Handwriting" fo:font-size="26pt" fo:font-weight="normal" officeooo:rsid="001f0131" officeooo:paragraph-rsid="00205c7c" fo:background-color="#000000" style:font-size-asian="26pt" style:font-weight-asian="normal" style:font-size-complex="26pt" style:font-weight-complex="normal"/>
    </style:style>
    <style:style style:name="P11" style:family="paragraph" style:parent-style-name="Standard">
      <style:text-properties fo:color="#ffffff" style:font-name="Lucida Handwriting" fo:font-size="14pt" officeooo:rsid="001f0131" officeooo:paragraph-rsid="00205c7c" fo:background-color="#000000" style:font-size-asian="14pt" style:font-size-complex="14pt"/>
    </style:style>
    <style:style style:name="T1" style:family="text">
      <style:text-properties style:font-name="Segoe Marker"/>
    </style:style>
    <style:style style:name="T2" style:family="text">
      <style:text-properties style:font-name="MV Boli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MA</text:p>
      <text:p text:style-name="P2">ACMA</text:p>
      <text:p text:style-name="P3">ACMA</text:p>
      <text:p text:style-name="P4">ACMA</text:p>
      <text:p text:style-name="P5"><text:span text:style-name="T3">ACMA</text:span></text:p>
      <text:p text:style-name="P7">ACMA</text:p>
      <text:p text:style-name="P8">ACMA</text:p>
      <text:p text:style-name="P9">ACMA</text:p>
      <text:p text:style-name="P10">ACMA</text:p>
      <text:p text:style-name="P11"><text:span text:style-name="T3">ACMA</text:span></text:p>
      <text:p text:style-name="P6"><text:span text:style-name="T3"/></text:p>
      <text:p text:style-name="P6"><text:span text:style-name="T3"/></text:p>
      <text:p text:style-name="P5"><text:span text:style-name="T3"/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MV Boli" svg:font-family="'MV Boli'" style:font-pitch="variable"/>
    <style:font-face style:name="Liberation Serif" svg:font-family="'Liberation Serif'" style:font-family-generic="roman" style:font-pitch="variable"/>
    <style:font-face style:name="Bradley Hand ITC" svg:font-family="'Bradley Hand ITC'" style:font-family-generic="script" style:font-pitch="variable"/>
    <style:font-face style:name="Buxton Sketch" svg:font-family="'Buxton Sketch'" style:font-family-generic="script" style:font-pitch="variable"/>
    <style:font-face style:name="French Script MT" svg:font-family="'French Script MT'" style:font-family-generic="script" style:font-pitch="variable"/>
    <style:font-face style:name="Lucida Handwriting" svg:font-family="'Lucida Handwriting'" style:font-family-generic="script" style:font-pitch="variable"/>
    <style:font-face style:name="Segoe Marker" svg:font-family="'Segoe Marker'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30T15:59:18.148000000</meta:creation-date>
    <dc:date>2015-12-30T16:31:42.387000000</dc:date>
    <meta:editing-duration>PT17M13S</meta:editing-duration>
    <meta:editing-cycles>2</meta:editing-cycles>
    <meta:generator>LibreOffice/5.0.0.5$Windows_X86_64 LibreOffice_project/1b1a90865e348b492231e1c451437d7a15bb262b</meta:generator>
    <meta:document-statistic meta:table-count="0" meta:image-count="0" meta:object-count="0" meta:page-count="1" meta:paragraph-count="10" meta:word-count="10" meta:character-count="40" meta:non-whitespace-character-count="40"/>
  </office:meta>
</office:document-meta>
</file>